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5.422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NRR misura</text:p>
          </table:table-cell>
          <table:table-cell table:style-name="ce1" office:value-type="string" calcext:value-type="string">
            <text:p>decreto</text:p>
          </table:table-cell>
          <table:table-cell table:style-name="ce1" office:value-type="string" calcext:value-type="string">
            <text:p>allegato</text:p>
          </table:table-cell>
          <table:table-cell table:style-name="ce1" office:value-type="string" calcext:value-type="string">
            <text:p>Soggetto proponente</text:p>
          </table:table-cell>
          <table:table-cell table:style-name="ce1" office:value-type="string" calcext:value-type="string">
            <text:p>Soggetto attuatore</text:p>
          </table:table-cell>
          <table:table-cell table:style-name="ce1" office:value-type="string" calcext:value-type="string">
            <text:p>Titolo intervento</text:p>
          </table:table-cell>
          <table:table-cell table:style-name="ce1" office:value-type="string" calcext:value-type="string">
            <text:p>Costo intervento</text:p>
          </table:table-cell>
          <table:table-cell table:style-name="ce1" office:value-type="string" calcext:value-type="string">
            <text:p>Finanziamento ammissibile PNRR</text:p>
          </table:table-cell>
          <table:table-cell table:style-name="ce1" office:value-type="string" calcext:value-type="string">
            <text:p>CUP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<text:s/>AMAP S.p.A.</text:p>
          </table:table-cell>
          <table:table-cell table:style-name="ce2" office:value-type="string" calcext:value-type="string">
            <text:p>Potabilizzatore Presidiana</text:p>
          </table:table-cell>
          <table:table-cell table:style-name="ce4" office:value-type="float" office:value="25000000" calcext:value-type="float">
            <text:p>€25.000.000,00</text:p>
          </table:table-cell>
          <table:table-cell table:style-name="ce7" office:value-type="float" office:value="23950000" calcext:value-type="float">
            <text:p>€23.950.000,00</text:p>
          </table:table-cell>
          <table:table-cell table:style-name="ce2" office:value-type="string" calcext:value-type="string">
            <text:p>D89B20000000008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iciliacque S.p.A</text:p>
          </table:table-cell>
          <table:table-cell table:style-name="ce2" office:value-type="string" calcext:value-type="string">
            <text:p>Interventi per il potenziamento del sistema idrico della Sicilia sud-occidentale: Volumi compenso sistemi Garcia, Montescuro Ovest, Favara di Burgio</text:p>
          </table:table-cell>
          <table:table-cell table:style-name="ce4" office:value-type="float" office:value="12799005" calcext:value-type="float">
            <text:p>€12.799.005,00</text:p>
          </table:table-cell>
          <table:table-cell table:style-name="ce4" office:value-type="float" office:value="10000000" calcext:value-type="float">
            <text:p>€10.000.000,00</text:p>
          </table:table-cell>
          <table:table-cell table:style-name="ce2" office:value-type="string" calcext:value-type="string">
            <text:p>C41B2100699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MAP S.p.A</text:p>
          </table:table-cell>
          <table:table-cell table:style-name="ce2" office:value-type="string" calcext:value-type="string">
            <text:p>Potabilizzatore Jato - Rifacimento</text:p>
          </table:table-cell>
          <table:table-cell table:style-name="ce4" office:value-type="float" office:value="24400000" calcext:value-type="float">
            <text:p>€24.400.000,00</text:p>
          </table:table-cell>
          <table:table-cell table:style-name="ce4" office:value-type="float" office:value="23446000" calcext:value-type="float">
            <text:p>€23.446.000,00</text:p>
          </table:table-cell>
          <table:table-cell table:style-name="ce2" office:value-type="string" calcext:value-type="string">
            <text:p>D89B20000010008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iciliacque S.p.A.</text:p>
          </table:table-cell>
          <table:table-cell table:style-name="ce2" office:value-type="string" calcext:value-type="string">
            <text:p>Raddoppio del II tratto dell'acquedotto Garcia dalla vasca di disconnessione al potabilizzatore Garcia di Sambuca di Sicilia e revamping della stazione di sollevamento Garcia </text:p>
          </table:table-cell>
          <table:table-cell table:style-name="ce4" office:value-type="float" office:value="8412100" calcext:value-type="float">
            <text:p>€8.412.100,00</text:p>
          </table:table-cell>
          <table:table-cell table:style-name="ce4" office:value-type="float" office:value="6895163.67" calcext:value-type="float">
            <text:p>€6.895.163,67</text:p>
          </table:table-cell>
          <table:table-cell table:style-name="ce2" office:value-type="string" calcext:value-type="string">
            <text:p><text:s/>C61B12000670001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iciliacque S.p.A.</text:p>
          </table:table-cell>
          <table:table-cell table:style-name="ce2" office:value-type="string" calcext:value-type="string">
            <text:p>Interventi per il potenziamento del sistema idrico della Sicilia sud-occidentale: Adduzione da Montescuro Ovest per Mazara, Petrosino, Marsala </text:p>
          </table:table-cell>
          <table:table-cell table:style-name="ce4" office:value-type="float" office:value="62200000" calcext:value-type="float">
            <text:p>€62.200.000,00</text:p>
          </table:table-cell>
          <table:table-cell table:style-name="ce4" office:value-type="float" office:value="54080153.22" calcext:value-type="float">
            <text:p>€54.080.153,22</text:p>
          </table:table-cell>
          <table:table-cell table:style-name="ce2" office:value-type="string" calcext:value-type="string">
            <text:p>C21B2101282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ENEL GREEN POWER ITALIA SRL</text:p>
          </table:table-cell>
          <table:table-cell table:style-name="ce2" office:value-type="string" calcext:value-type="string">
            <text:p>Realizzazione Nuovo Scarico di Fondo della Diga Pozzillo</text:p>
          </table:table-cell>
          <table:table-cell table:number-columns-repeated="2" table:style-name="ce4" office:value-type="float" office:value="25000000" calcext:value-type="float">
            <text:p>€25.000.000,00</text:p>
          </table:table-cell>
          <table:table-cell table:style-name="ce2" office:value-type="string" calcext:value-type="string">
            <text:p>E53E18001100001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Regione Siciliana</text:p>
          </table:table-cell>
          <table:table-cell table:style-name="ce2" office:value-type="string" calcext:value-type="string">
            <text:p>Adduttore alle zone irrigue dipendenti dal serbatoio "Castello" - 1° tronco dalla Diga di Castello alla diramazione Tavernola - progetto di completamento </text:p>
          </table:table-cell>
          <table:table-cell table:number-columns-repeated="2" table:style-name="ce4" office:value-type="float" office:value="8250000" calcext:value-type="float">
            <text:p>€8.250.000,00</text:p>
          </table:table-cell>
          <table:table-cell table:style-name="ce2" office:value-type="string" calcext:value-type="string">
            <text:p>G98H19000020001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Regione Siciliana</text:p>
          </table:table-cell>
          <table:table-cell table:style-name="ce2" office:value-type="string" calcext:value-type="string">
            <text:p>Diga Rosamarina - Lavori di adeguamento del sistema di tenuta e drenaggio della diga e il miglioramento delle opere utili alla gestione dell'infrastruttura </text:p>
          </table:table-cell>
          <table:table-cell table:number-columns-repeated="2" table:style-name="ce4" office:value-type="float" office:value="8000000" calcext:value-type="float">
            <text:p>€8.000.000,00</text:p>
          </table:table-cell>
          <table:table-cell table:style-name="ce2" office:value-type="string" calcext:value-type="string">
            <text:p>G49E1800001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Regione Siciliana</text:p>
          </table:table-cell>
          <table:table-cell table:style-name="ce2" office:value-type="string" calcext:value-type="string">
            <text:p>Diga Olivo - Manutenzione straordinaria scarichi e sistema di tenuta</text:p>
          </table:table-cell>
          <table:table-cell table:number-columns-repeated="2" table:style-name="ce4" office:value-type="float" office:value="20000000" calcext:value-type="float">
            <text:p>€20.000.000,00</text:p>
          </table:table-cell>
          <table:table-cell table:style-name="ce2" office:value-type="string" calcext:value-type="string">
            <text:p><text:s/>G39E18000020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4.1 - M2C4-I.4.1 Investimenti in infrastrutture idriche primarie per la sicurezza dell'approvvigionamento idrico </text:p>
          </table:table-cell>
          <table:table-cell table:style-name="ce2" office:value-type="string" calcext:value-type="string">
            <text:p>DM 517_2021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Regione Siciliana</text:p>
          </table:table-cell>
          <table:table-cell table:style-name="ce2" office:value-type="string" calcext:value-type="string">
            <text:p>Diga Pietrarossa - Interventi per il completamento della diga</text:p>
          </table:table-cell>
          <table:table-cell table:number-columns-repeated="2" table:style-name="ce4" office:value-type="float" office:value="60000000" calcext:value-type="float">
            <text:p>€60.000.000,00</text:p>
          </table:table-cell>
          <table:table-cell table:style-name="ce2" office:value-type="string" calcext:value-type="string">
            <text:p>G95E18000180001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Acoset S.p.A</text:p>
          </table:table-cell>
          <table:table-cell table:style-name="ce2" office:value-type="string" calcext:value-type="string">
            <text:p>Riduzione delle perdite nelle reti di distribuzione dell'acqua, compresa la digitalizzazione e il monitoraggio delle reti idriche gestite da Acoset S.p.A.</text:p>
          </table:table-cell>
          <table:table-cell table:style-name="ce4" office:value-type="float" office:value="19493682.2" calcext:value-type="float">
            <text:p>€19.493.682,20</text:p>
          </table:table-cell>
          <table:table-cell table:style-name="ce4" office:value-type="float" office:value="15993682.2" calcext:value-type="float">
            <text:p>€15.993.682,20</text:p>
          </table:table-cell>
          <table:table-cell table:style-name="ce2" office:value-type="string" calcext:value-type="string">
            <text:p>H71D22000080003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2" office:value-type="string" calcext:value-type="string">
            <text:p>4.2 - M2C4-I4.2 Riduzione delle perdite nelle reti di distribuzione dell'acqua, compresa la digitalizzazione e il monitoraggio delle reti 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1 Palermo</text:p>
          </table:table-cell>
          <table:table-cell table:style-name="ce2" office:value-type="string" calcext:value-type="string">
            <text:p>Unione Comuni Madonie: Caltavuturo, Campofelice Roccella, Castelbuono, Collesano, Gangi, Geraci Siculo, Gratteri, Isnello, PetraliaSoprana, PetraliaSottana, Polizzi Generosa, Pollina, Scillato, Sclafani Bagni</text:p>
          </table:table-cell>
          <table:table-cell table:style-name="ce2" office:value-type="string" calcext:value-type="string">
            <text:p>PROGETTO DI MAPPATURA, MODELLIZZAZIONE, RICERCA PERDITE E INTERVENTI DI DISTRETTUALIZZAZIONE E DI MANUTENZIONE E RIPRISTINO PER L’EFFICIENTAMENTO DELLE RETI DI APPROVVIGIONAMENTO IDRICO UNIONE MADONIE</text:p>
          </table:table-cell>
          <table:table-cell table:style-name="ce4" office:value-type="float" office:value="17398325" calcext:value-type="float">
            <text:p>€17.398.325,00</text:p>
          </table:table-cell>
          <table:table-cell table:style-name="ce4" office:value-type="float" office:value="15794690.5" calcext:value-type="float">
            <text:p>€15.794.690,50</text:p>
          </table:table-cell>
          <table:table-cell table:style-name="ce2" office:value-type="string" calcext:value-type="string">
            <text:p>B37J22000030006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Acque Aurora S.r.l.</text:p>
            <text:p/>
          </table:table-cell>
          <table:table-cell table:style-name="ce2" office:value-type="string" calcext:value-type="string">
            <text:p>Progetto di riduzione delle perdite nelle reti di distribuzione dell’acqua gestite da Reti Acquedotti Riuniti Srl - Intervento 2 gestore Acque Aurora Srl</text:p>
          </table:table-cell>
          <table:table-cell table:style-name="ce4" office:value-type="float" office:value="793044.15" calcext:value-type="float">
            <text:p>€793.044,15</text:p>
          </table:table-cell>
          <table:table-cell table:style-name="ce4" office:value-type="float" office:value="693044.15" calcext:value-type="float">
            <text:p>€693.044,15</text:p>
          </table:table-cell>
          <table:table-cell table:style-name="ce2" office:value-type="string" calcext:value-type="string">
            <text:p>G27J22000000004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Comune di Bronte</text:p>
          </table:table-cell>
          <table:table-cell table:style-name="ce2" office:value-type="string" calcext:value-type="string">
            <text:p>PROGETTO PER LA RIDUZIONE DELLE PERDITE DELLE RETI DI DISTRIBUZIONE DELL’ACQUA COMPRESA LA DIGITALIZZAZIONE E IL MONITORAGGIO DELLE RETI GESTITE DAL COMUNE DI BRONTE (CT)</text:p>
          </table:table-cell>
          <table:table-cell table:style-name="ce4" office:value-type="float" office:value="3496866" calcext:value-type="float">
            <text:p>€3.496.866,00</text:p>
          </table:table-cell>
          <table:table-cell table:style-name="ce4" office:value-type="float" office:value="3440916" calcext:value-type="float">
            <text:p>€3.440.916,00</text:p>
          </table:table-cell>
          <table:table-cell table:style-name="ce2" office:value-type="string" calcext:value-type="string">
            <text:p>D91D22000070006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Sidra S.p.A.</text:p>
          </table:table-cell>
          <table:table-cell table:style-name="ce2" office:value-type="string" calcext:value-type="string">
            <text:p>COMPLETAMENTO DEGLI INTERVENTI PER LA RIDUZIONE DELLE PERDITE NELLE RETI DI DISTRIBUZIONE DELL’ACQUA, COMPRESA LA DIGITALIZZAZIONE ED IL MONITORAGGIO DELLE RETI - GESTORE SIDRA SPA</text:p>
          </table:table-cell>
          <table:table-cell table:style-name="ce4" office:value-type="float" office:value="34340679" calcext:value-type="float">
            <text:p>€34.340.679,00</text:p>
          </table:table-cell>
          <table:table-cell table:style-name="ce4" office:value-type="float" office:value="31000000" calcext:value-type="float">
            <text:p>€31.000.000,00</text:p>
          </table:table-cell>
          <table:table-cell table:style-name="ce2" office:value-type="string" calcext:value-type="string">
            <text:p>H81D22000010004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1 Palermo</text:p>
          </table:table-cell>
          <table:table-cell table:style-name="ce2" office:value-type="string" calcext:value-type="string">
            <text:p>AMAP spa</text:p>
          </table:table-cell>
          <table:table-cell table:style-name="ce2" office:value-type="string" calcext:value-type="string">
            <text:p>Completamento della nuova rete idrica di Palermo: condotte di alimentazione primaria dai Serbatoi, rinnovo del piping dei serbatoi e rete di distribuzione in dx Oreto </text:p>
          </table:table-cell>
          <table:table-cell table:number-columns-repeated="2" table:style-name="ce4" office:value-type="float" office:value="49550000" calcext:value-type="float">
            <text:p>€49.550.000,00</text:p>
          </table:table-cell>
          <table:table-cell table:style-name="ce2" office:value-type="string" calcext:value-type="string">
            <text:p>D75H22000010002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Servizi Idrici Etnei S.p.A.</text:p>
            <text:p/>
          </table:table-cell>
          <table:table-cell table:style-name="ce2" office:value-type="string" calcext:value-type="string">
            <text:p>Progetto di riduzione delle perdite nelle reti di distribuzioni dell’acqua gestite da SERVIZI IDRICI ETNEI S.p.A.</text:p>
          </table:table-cell>
          <table:table-cell table:style-name="ce5" office:value-type="float" office:value="16899026.6" calcext:value-type="float">
            <text:p>€16.899.026,60</text:p>
          </table:table-cell>
          <table:table-cell table:style-name="ce4" office:value-type="float" office:value="16730036" calcext:value-type="float">
            <text:p>€16.730.036,00</text:p>
          </table:table-cell>
          <table:table-cell table:style-name="ce2" office:value-type="string" calcext:value-type="string">
            <text:p>I44G22000000006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D n.181 - 24.03.2023</text:p>
          </table:table-cell>
          <table:table-cell table:style-name="ce2"/>
          <table:table-cell table:style-name="ce2" office:value-type="string" calcext:value-type="string">
            <text:p>Assemblea Territoriale Idrica di Catania</text:p>
          </table:table-cell>
          <table:table-cell table:style-name="ce2" office:value-type="string" calcext:value-type="string">
            <text:p>Sogip e Ama Rete di'imprese</text:p>
          </table:table-cell>
          <table:table-cell table:style-name="ce2" office:value-type="string" calcext:value-type="string">
            <text:p>PROGETTO DI COMPLETAMENTO DELLA DIGITALIZZAZIONE E LA RIDUZIONE DELLE PERDITE DELLE RETI DI DISTRIBUZIONE GESTITE DA SO.G.I.P. e A.M.A.</text:p>
          </table:table-cell>
          <table:table-cell table:style-name="ce4" office:value-type="float" office:value="13300000" calcext:value-type="float">
            <text:p>€13.300.000,00</text:p>
          </table:table-cell>
          <table:table-cell table:style-name="ce4" office:value-type="float" office:value="13000000" calcext:value-type="float">
            <text:p>€13.000.000,00</text:p>
          </table:table-cell>
          <table:table-cell table:style-name="ce2" office:value-type="string" calcext:value-type="string">
            <text:p>E62E22000670003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2" office:value-type="string" calcext:value-type="string">
            <text:p>4.2 - M2C4-I4.2 Riduzione delle perdite nelle reti di distribuzione dell'acqua, compresa la digitalizzazione e il monitoraggio delle reti</text:p>
          </table:table-cell>
          <table:table-cell table:style-name="ce2" office:value-type="string" calcext:value-type="string">
            <text:p>Decreto n. 594 - 24.08.2022</text:p>
          </table:table-cell>
          <table:table-cell table:style-name="ce2"/>
          <table:table-cell table:style-name="ce2" office:value-type="string" calcext:value-type="string">
            <text:p>ATI MESSINA</text:p>
          </table:table-cell>
          <table:table-cell table:style-name="ce2" office:value-type="string" calcext:value-type="string">
            <text:p>A.M.A.M. Azienda Meridionale Acque Messina S.p.A.</text:p>
          </table:table-cell>
          <table:table-cell table:style-name="ce2" office:value-type="string" calcext:value-type="string">
            <text:p>INTERVENTI DI RAZIONALIZZAZIONE, EFFICIENTAMENTO E RIDUZIONE DELLE PERDITE DELLE RETI IDRICHE INTERNE DI MESSINA </text:p>
          </table:table-cell>
          <table:table-cell table:style-name="ce4" office:value-type="float" office:value="20727496.65" calcext:value-type="float">
            <text:p>€20.727.496,65</text:p>
          </table:table-cell>
          <table:table-cell table:style-name="ce4" office:value-type="float" office:value="17217565.96" calcext:value-type="float">
            <text:p>€17.217.565,96</text:p>
          </table:table-cell>
          <table:table-cell table:style-name="ce2" office:value-type="string" calcext:value-type="string">
            <text:p>F49J21017740006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2" table:number-columns-repeated="6"/>
          <table:table-cell table:style-name="ce6" table:formula="of:=SUM([.G2:.G20])" office:value-type="float" office:value="430060224.6" calcext:value-type="float">
            <text:p>€430.060.224,60</text:p>
          </table:table-cell>
          <table:table-cell table:style-name="ce6" table:formula="of:=SUM([.H2:.H20])" office:value-type="float" office:value="403041251.7" calcext:value-type="float">
            <text:p>€403.041.251,70</text:p>
          </table:table-cell>
          <table:table-cell table:style-name="ce2" table:number-columns-repeated="18"/>
          <table:table-cell table:number-columns-repeated="998"/>
        </table:table-row>
        <table:table-row table:style-name="ro8" table:number-rows-repeated="953">
          <table:table-cell table:style-name="ce2" table:number-columns-repeated="26"/>
          <table:table-cell table:number-columns-repeated="998"/>
        </table:table-row>
        <table:table-row table:style-name="ro9" table:number-rows-repeated="104760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text>€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20:04:37.3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4-04-08T20:05:15.167000000</dc:date>
    <meta:editing-duration>PT38S</meta:editing-duration>
    <meta:editing-cycles>1</meta:editing-cycles>
    <meta:document-statistic meta:table-count="1" meta:cell-count="163" meta:object-count="0"/>
  </office:meta>
</office:document-meta>
</file>